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2" style:family="graphic" style:parent-style-name="standard">
      <style:graphic-properties svg:stroke-opacity="0%" draw:opacity="50%" draw:textarea-horizontal-align="justify" draw:textarea-vertical-align="middle" draw:auto-grow-height="false" fo:min-height="3.56cm" fo:min-width="9.254cm"/>
    </style:style>
    <style:style style:name="gr3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46cm"/>
    </style:style>
    <style:style style:name="gr4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2.294cm"/>
    </style:style>
    <style:style style:name="gr5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3.408cm" fo:min-width="9.2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7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004cm" fo:min-width="0.87cm"/>
    </style:style>
    <style:style style:name="gr8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8.132cm" fo:min-width="9.254cm"/>
    </style:style>
    <style:style style:name="gr9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3.681cm" fo:min-width="9.254cm"/>
    </style:style>
    <style:style style:name="gr10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1.63cm" fo:min-width="9.254cm"/>
    </style:style>
    <style:style style:name="gr11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8.894cm" fo:min-width="9.254cm"/>
    </style:style>
    <style:style style:name="gr12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004cm" fo:min-width="7.882cm"/>
    </style:style>
    <style:style style:name="gr13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3.62cm"/>
    </style:style>
    <style:style style:name="gr14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5.13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cc0000" draw:opacity="50%"/>
      <style:paragraph-properties fo:text-align="center"/>
    </style:style>
    <style:style style:name="P4" style:family="paragraph">
      <loext:graphic-properties draw:fill-color="#ffff00" draw:opacity="50%"/>
      <style:paragraph-properties fo:text-align="center"/>
    </style:style>
    <style:style style:name="P5" style:family="paragraph">
      <loext:graphic-properties draw:fill-color="#9900ff" draw:opacity="50%"/>
      <style:paragraph-properties fo:text-align="center"/>
    </style:style>
    <style:style style:name="P6" style:family="paragraph">
      <loext:graphic-properties draw:fill-color="#00cc00" draw:opacity="50%"/>
      <style:paragraph-properties fo:text-align="center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1.124cm" svg:height="18.542cm" svg:x="0.23cm" svg:y="0.232cm">
            <draw:image xlink:href="Pictures/1000020100000676000009232516B2ED10F7F8D8.png" xlink:type="simple" xlink:show="embed" xlink:actuate="onLoad">
              <text:p/>
            </draw:image>
          </draw:frame>
          <draw:custom-shape draw:style-name="gr2" draw:text-style-name="P2" draw:layer="layout" svg:width="9.754cm" svg:height="3.81cm" svg:x="1.144cm" svg:y="2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6.96cm" svg:height="0.406cm" svg:x="1.144cm" svg:y="6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2.794cm" svg:height="0.406cm" svg:x="8.104cm" svg:y="6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9.754cm" svg:height="3.658cm" svg:x="1.144cm" svg:y="6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10.87cm" svg:height="17.395cm" svg:x="0.79cm" svg:y="19.159cm">
            <draw:image xlink:href="Pictures/100002010000067600000923F2C3E131B6958D87.png" xlink:type="simple" xlink:show="embed" xlink:actuate="onLoad">
              <text:p/>
            </draw:image>
          </draw:frame>
          <draw:custom-shape draw:style-name="gr7" draw:text-style-name="P3" draw:layer="layout" svg:width="1.37cm" svg:height="0.254cm" svg:x="1.146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9.754cm" svg:height="8.382cm" svg:x="1.146cm" svg:y="10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9.754cm" svg:height="3.931cm" svg:x="1.444cm" svg:y="20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754cm" svg:height="1.88cm" svg:x="1.443cm" svg:y="25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9.754cm" svg:height="9.144cm" svg:x="1.436cm" svg:y="27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382cm" svg:height="0.254cm" svg:x="2.516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12cm" svg:height="0.406cm" svg:x="1.444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5.633cm" svg:height="0.406cm" svg:x="5.564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9.754cm" svg:height="3.81cm" svg:x="11.144cm" svg:y="2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2.794cm" svg:height="0.406cm" svg:x="18.104cm" svg:y="6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9.754cm" svg:height="3.658cm" svg:x="11.144cm" svg:y="6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9.754cm" svg:height="8.382cm" svg:x="11.146cm" svg:y="10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9.754cm" svg:height="3.931cm" svg:x="11.444cm" svg:y="20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754cm" svg:height="1.88cm" svg:x="11.443cm" svg:y="25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9.754cm" svg:height="9.144cm" svg:x="11.436cm" svg:y="27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382cm" svg:height="0.254cm" svg:x="12.516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12cm" svg:height="0.406cm" svg:x="11.444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5.633cm" svg:height="0.406cm" svg:x="15.564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9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713cm" svg:height="7.047cm" svg:x="3.79cm" svg:y="2.397cm"/>
      <draw:page-thumbnail draw:layer="backgroundobjects" svg:width="3.713cm" svg:height="7.047cm" svg:x="3.79cm" svg:y="10.445cm"/>
      <draw:page-thumbnail draw:layer="backgroundobjects" svg:width="3.713cm" svg:height="7.047cm" svg:x="3.79cm" svg:y="18.493cm"/>
      <draw:page-thumbnail draw:layer="backgroundobjects" svg:width="3.713cm" svg:height="7.047cm" svg:x="14.085cm" svg:y="2.397cm"/>
      <draw:page-thumbnail draw:layer="backgroundobjects" svg:width="3.713cm" svg:height="7.047cm" svg:x="14.085cm" svg:y="10.445cm"/>
      <draw:page-thumbnail draw:layer="backgroundobjects" svg:width="3.713cm" svg:height="7.047cm" svg:x="14.085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39cm" svg:y="2.092cm" presentation:class="title" presentation:placeholder="true">
        <draw:text-box/>
      </draw:frame>
      <draw:frame presentation:style-name="Default-outline1" draw:layer="backgroundobjects" svg:width="17.116cm" svg:height="16.075cm" svg:x="1.939cm" svg:y="7.474cm" presentation:class="outline" presentation:placeholder="true">
        <draw:text-box/>
      </draw:frame>
      <draw:frame presentation:style-name="Mpr1" draw:text-style-name="MP2" draw:layer="backgroundobjects" svg:width="4.431cm" svg:height="1.911cm" svg:x="1.939cm" svg:y="26.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3cm" svg:y="26.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4cm" svg:y="26.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7-01T23:35:30.462418176</dc:date>
    <meta:editing-duration>PT37M38S</meta:editing-duration>
    <meta:editing-cycles>8</meta:editing-cycles>
    <meta:document-statistic meta:object-count="48"/>
  </office:meta>
</office:document-meta>
</file>